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bold" officeooo:paragraph-rsid="00108983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none" fo:font-weight="normal" officeooo:paragraph-rsid="0015e5dd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weight="normal" officeooo:paragraph-rsid="0015e5dd" style:font-size-asian="11pt" style:font-weight-asian="normal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ee393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officeooo:rsid="000ee393"/>
    </style:style>
    <style:style style:name="T7" style:family="text">
      <style:text-properties style:text-underline-style="none" officeooo:rsid="0011f3c0"/>
    </style:style>
    <style:style style:name="T8" style:family="text">
      <style:text-properties style:text-underline-style="none" officeooo:rsid="0013ddf9"/>
    </style:style>
    <style:style style:name="T9" style:family="text">
      <style:text-properties style:text-underline-style="none" officeooo:rsid="0015e5dd"/>
    </style:style>
    <style:style style:name="T10" style:family="text">
      <style:text-properties style:text-underline-style="none" officeooo:rsid="0018faf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5aab9" style:font-weight-asian="bold" style:font-weight-complex="bold"/>
    </style:style>
    <style:style style:name="T13" style:family="text">
      <style:text-properties fo:font-weight="bold" officeooo:rsid="0015e5dd" style:font-weight-asian="bold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style:text-underline-style="solid" style:text-underline-width="auto" style:text-underline-color="font-color" officeooo:rsid="000ee393" style:font-size-asian="12pt" style:font-size-complex="12pt"/>
    </style:style>
    <style:style style:name="T16" style:family="text">
      <style:text-properties fo:font-size="12pt" style:text-underline-style="solid" style:text-underline-width="auto" style:text-underline-color="font-color" fo:font-weight="normal" officeooo:rsid="000ee393" style:font-size-asian="12pt" style:font-weight-asian="normal" style:font-size-complex="12pt" style:font-weight-complex="normal"/>
    </style:style>
    <style:style style:name="T17" style:family="text">
      <style:text-properties officeooo:rsid="0015aab9"/>
    </style:style>
    <style:style style:name="T18" style:family="text">
      <style:text-properties officeooo:rsid="0015e5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TD</text:span><text:span text:style-name="T6"> </text:span><text:span text:style-name="T3">– Eco</text:span><text:span text:style-name="T2">nomie : </text:span><text:span text:style-name="T15">Les chiffres du PIB, du niveau de vie, <text:s/>de la croissance économique et de l'IDH</text:span><text:span text:style-name="T16"> </text:span></text:p>
      <text:p text:style-name="P2"><text:span text:style-name="T14"/></text:p>
      <text:p text:style-name="P4"/>
      <text:p text:style-name="P2"><text:span text:style-name="T5">1 – Que signifie : PIB « </text:span><text:span text:style-name="T3">nominal </text:span><text:span text:style-name="T8">ou en valeur ou à prix courant </text:span><text:span text:style-name="T3">» </text:span><text:span text:style-name="T5">?</text:span></text:p>
      <text:p text:style-name="P4"/>
      <text:p text:style-name="P2"><text:span text:style-name="T5">2 – Que signifie : PIB </text:span><text:span text:style-name="T3">« </text:span><text:span text:style-name="T8">réel ou </text:span><text:span text:style-name="T3">en volume </text:span><text:span text:style-name="T8">ou à prix constant </text:span><text:span text:style-name="T3">» </text:span><text:span text:style-name="T5">?</text:span></text:p>
      <text:p text:style-name="P4"/>
      <text:p text:style-name="P2"><text:span text:style-name="T5">3 - Que signifie : PIB </text:span><text:span text:style-name="T3">« en Parité du Pouvoir d'Achat </text:span><text:span text:style-name="T10">(</text:span><text:span text:style-name="T3">ou en PPA</text:span><text:span text:style-name="T10">) </text:span><text:span text:style-name="T3">» </text:span><text:span text:style-name="T5">?</text:span></text:p>
      <text:p text:style-name="P3"/>
      <text:p text:style-name="P5"><text:span text:style-name="T3">4 – </text:span><text:span text:style-name="T1">Commentez</text:span><text:span text:style-name="T3"> le classement </text:span><text:span text:style-name="T4">mondial</text:span><text:span text:style-name="T3"> des pays en PIB </text:span><text:span text:style-name="T4">nominal</text:span><text:span text:style-name="T3"> (les premiers, la </text:span></text:p>
      <text:p text:style-name="P4"/>
      <text:p text:style-name="P6"><text:s text:c="6"/>France et les derniers).</text:p>
      <text:p text:style-name="P6"/>
      <text:p text:style-name="P6"><text:span text:style-name="T17"><text:s text:c="5"/>- </text:span><text:span text:style-name="T18">Quelles sont l</text:span><text:span text:style-name="T17">es </text:span><text:span text:style-name="T12">prévisions </text:span><text:span text:style-name="T18">du classement mondial </text:span><text:span text:style-name="T17">pour </text:span><text:span text:style-name="T12">2030 ?</text:span><text:span text:style-name="T17"> </text:span><text:span text:style-name="T18">et </text:span><text:span text:style-name="T13">2050</text:span><text:span text:style-name="T18"> ?</text:span></text:p>
      <text:p text:style-name="P4"/>
      <text:p text:style-name="P4"><text:a xlink:type="simple" xlink:href="https://fr.wikipedia.org/wiki/Liste_des_pays_par_PIB_nominal" text:style-name="Internet_20_link" text:visited-style-name="Visited_20_Internet_20_Link">https://fr.wikipedia.org/wiki/Liste_des_pays_par_PIB_nominal</text:a></text:p>
      <text:p text:style-name="P4"/>
      <text:p text:style-name="P4"><text:a xlink:type="simple" xlink:href="https://fr.wikipedia.org/wiki/Liste_des_pays_par_PIB_(PPA)#Estimations" text:style-name="Internet_20_link" text:visited-style-name="Visited_20_Internet_20_Link">https://fr.wikipedia.org/wiki/Liste_des_pays_par_PIB_(PPA)#Estimations</text:a></text:p>
      <text:p text:style-name="P4"/>
      <text:p text:style-name="P5"><text:span text:style-name="T3">5 -</text:span><text:span text:style-name="T1"> Commentez</text:span><text:span text:style-name="T3"> le classement mondial du PIB </text:span><text:span text:style-name="T4">en Parité du Pouvoir d'Achat </text:span><text:span text:style-name="T3">(PPA) </text:span></text:p>
      <text:p text:style-name="P5"><text:span text:style-name="T3"/></text:p>
      <text:p text:style-name="P5"><text:a xlink:type="simple" xlink:href="https://fr.wikipedia.org/wiki/Liste_des_pays_par_PIB_(PPA)" text:style-name="Internet_20_link" text:visited-style-name="Visited_20_Internet_20_Link"><text:span text:style-name="T3">https://fr.wikipedia.org/wiki/Liste_des_pays_par_PIB_(PPA)</text:span></text:a></text:p>
      <text:p text:style-name="P4"/>
      <text:p text:style-name="P5"><text:span text:style-name="T3">6 - Commentez le classement mondial du </text:span><text:span text:style-name="T4">niveau de vie </text:span><text:span text:style-name="T3">nominal </text:span><text:span text:style-name="T9">(niveau de vie </text:span><text:span text:style-name="T3">= PIB/Habitant</text:span><text:span text:style-name="T9">)</text:span></text:p>
      <text:p text:style-name="P5"><text:span text:style-name="T9"/></text:p>
      <text:p text:style-name="P5"><text:a xlink:type="simple" xlink:href="https://fr.wikipedia.org/wiki/Liste_des_pays_par_PIB_nominal_par_habitant" text:style-name="Internet_20_link" text:visited-style-name="Visited_20_Internet_20_Link"><text:span text:style-name="T9">https://fr.wikipedia.org/wiki/Liste_des_pays_par_PIB_nominal_par_habitant</text:span></text:a></text:p>
      <text:p text:style-name="P4"/>
      <text:p text:style-name="P4">7 - Commentez le classement mondial du niveau de vie <text:span text:style-name="T11">en PPA </text:span></text:p>
      <text:p text:style-name="P4"><text:span text:style-name="T11"/></text:p>
      <text:p text:style-name="P4"><text:a xlink:type="simple" xlink:href="https://fr.wikipedia.org/wiki/Liste_des_pays_par_PIB_(PPA)_par_habitant" text:style-name="Internet_20_link" text:visited-style-name="Visited_20_Internet_20_Link">https://fr.wikipedia.org/wiki/Liste_des_pays_par_PIB_(PPA)_par_habitant</text:a></text:p>
      <text:p text:style-name="P4"/>
      <text:p text:style-name="P9"><text:a xlink:type="simple" xlink:href="https://business-cool.com/decryptage/classements/classement-pays-pib-habitant-ppa/" text:style-name="Internet_20_link" text:visited-style-name="Visited_20_Internet_20_Link">https://business-cool.com/decryptage/classements/classement-pays-pib-habitant-ppa/</text:a></text:p>
      <text:p text:style-name="P4"/>
      <text:p text:style-name="P5"><text:span text:style-name="T3">8 - Commentez </text:span><text:span text:style-name="T1">brièvement</text:span><text:span text:style-name="T3"> le tableau de l</text:span><text:span text:style-name="T4">'évolution du PIB en France </text:span><text:span text:style-name="T3">de 1949 à aujourd'hui</text:span></text:p>
      <text:p text:style-name="P5"><text:span text:style-name="T3"/></text:p>
      <text:p text:style-name="P5"><text:a xlink:type="simple" xlink:href="https://fr.wikipedia.org/wiki/Produit_intérieur_brut_de_la_France" text:style-name="Internet_20_link" text:visited-style-name="Visited_20_Internet_20_Link"><text:span text:style-name="T3">https://fr.wikipedia.org/wiki/Produit_int%C3%A9rieur_brut_de_la_France</text:span></text:a></text:p>
      <text:p text:style-name="P4"/>
      <text:p text:style-name="P5"><text:span text:style-name="T3">9 - Commentez </text:span><text:span text:style-name="T4">le graphique</text:span><text:span text:style-name="T3"> représentant les périodes de croissance, de récession (ralentissement </text:span></text:p>
      <text:p text:style-name="P4"/>
      <text:p text:style-name="P5"><text:span text:style-name="T3"><text:s text:c="5"/>de la croissance) et de régression économique (taux de croissance négatif) </text:span><text:span text:style-name="T4">en France </text:span><text:span text:style-name="T7">depuis 1950.</text:span></text:p>
      <text:p text:style-name="P5"><text:span text:style-name="T7"/></text:p>
      <text:p text:style-name="P5"><text:a xlink:type="simple" xlink:href="https://fr.wikipedia.org/wiki/Produit_intérieur_brut_de_la_France" text:style-name="Internet_20_link" text:visited-style-name="Visited_20_Internet_20_Link"><text:span text:style-name="T7">https://fr.wikipedia.org/wiki/Produit_int%C3%A9rieur_brut_de_la_France</text:span></text:a></text:p>
      <text:p text:style-name="P4"/>
      <text:p text:style-name="P5"><text:span text:style-name="T3">10 – Rappelez la </text:span><text:span text:style-name="T4">définition</text:span><text:span text:style-name="T3"> ainsi que le </text:span><text:span text:style-name="T4">calcul </text:span><text:span text:style-name="T3">de l'</text:span><text:span text:style-name="T4">IDH</text:span></text:p>
      <text:p text:style-name="P4"/>
      <text:p text:style-name="P4">11 – Commentez le classement mondial des pays selon leur<text:span text:style-name="T11"> IDH</text:span> (les premiers, la France et les </text:p>
      <text:p text:style-name="P4"/>
      <text:p text:style-name="P4"><text:s text:c="7"/>derniers).</text:p>
      <text:p text:style-name="P4"/>
      <text:p text:style-name="P4"><text:a xlink:type="simple" xlink:href="https://fr.wikipedia.org/wiki/Liste_des_pays_par_IDH" text:style-name="Internet_20_link" text:visited-style-name="Visited_20_Internet_20_Link">https://fr.wikipedia.org/wiki/Liste_des_pays_par_IDH</text:a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dier KUEVIAKOE</meta:initial-creator>
    <meta:creation-date>2020-12-08T12:16:16</meta:creation-date>
    <dc:date>2023-11-14T10:52:08.883150548</dc:date>
    <meta:editing-duration>P1DT22H38M54S</meta:editing-duration>
    <meta:editing-cycles>33</meta:editing-cycles>
    <meta:generator>LibreOffice/7.6.2.1$Linux_X86_64 LibreOffice_project/56f7684011345957bbf33a7ee678afaf4d2ba333</meta:generator>
    <meta:document-statistic meta:table-count="0" meta:image-count="0" meta:object-count="0" meta:page-count="1" meta:paragraph-count="25" meta:word-count="220" meta:character-count="1772" meta:non-whitespace-character-count="1541"/>
  </office:meta>
</office:document-meta>
</file>